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1f7dfe" officeooo:paragraph-rsid="001f7dfe" style:font-size-asian="12.25pt" style:font-size-complex="14pt"/>
    </style:style>
    <style:style style:name="P2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1f7dfe" officeooo:paragraph-rsid="001f7dfe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31b4d" officeooo:paragraph-rsid="00231b4d" style:font-size-asian="10.5pt" style:language-asian="zxx" style:country-asian="none" style:font-size-complex="12pt" style:language-complex="zxx" style:country-complex="none"/>
    </style:style>
    <style:style style:name="P4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31b4d" officeooo:paragraph-rsid="0023bbc7" style:font-size-asian="10.5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1f8073" officeooo:paragraph-rsid="00215e65" style:font-size-asian="10.5pt" style:language-asian="zxx" style:country-asian="none" style:font-size-complex="12pt" style:language-complex="zxx" style:country-complex="none"/>
    </style:style>
    <style:style style:name="P6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3bbc7" officeooo:paragraph-rsid="0023bbc7" style:font-size-asian="10.5pt" style:language-asian="zxx" style:country-asian="none" style:font-size-complex="12pt" style:language-complex="zxx" style:country-complex="none"/>
    </style:style>
    <style:style style:name="P7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56642" officeooo:paragraph-rsid="00256642" style:font-size-asian="10.5pt" style:language-asian="zxx" style:country-asian="none" style:font-size-complex="12pt" style:language-complex="zxx" style:country-complex="none"/>
    </style:style>
    <style:style style:name="P8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Times New Roman" fo:font-size="14pt" officeooo:rsid="001f7dfe" officeooo:paragraph-rsid="001f7dfe" style:font-size-asian="12.25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14a1a"/>
    </style:style>
    <style:style style:name="T3" style:family="text">
      <style:text-properties officeooo:rsid="001f7dfe"/>
    </style:style>
    <style:style style:name="T4" style:family="text">
      <style:text-properties officeooo:rsid="00231b4d"/>
    </style:style>
    <style:style style:name="T5" style:family="text">
      <style:text-properties officeooo:rsid="0023bbc7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56642"/>
    </style:style>
    <style:style style:name="T8" style:family="text">
      <style:text-properties officeooo:rsid="00256642"/>
    </style:style>
    <style:style style:name="T9" style:family="text">
      <style:text-properties officeooo:rsid="0026ba21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3" style:family="text">
      <style:text-properties officeooo:rsid="00289f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Relacional do Sistema de Administração Paroquial</text:p>
      <text:p text:style-name="P8"/>
      <text:p text:style-name="P6">PESSOA (<text:span text:style-name="T1">id</text:span><text:span text:style-name="T6">, nome, idade, batisterio[R])</text:span></text:p>
      <text:p text:style-name="P6"/>
      <text:p text:style-name="P6">PADRE (<text:span text:style-name="T1">id</text:span><text:span text:style-name="T6">, dataOrdenacao, ordemRelg, cargo, pessoa_fk, bispo[R]</text:span>)</text:p>
      <text:p text:style-name="P6">pessoa_fk referencia PESSOA</text:p>
      <text:p text:style-name="P6"/>
      <text:p text:style-name="P6">BISPO (<text:span text:style-name="T1">id</text:span><text:span text:style-name="T6">, diocese, dataOrdEp, padres[R], pessoa_fk</text:span>)</text:p>
      <text:p text:style-name="P6">pessoa_fk referencia PESSOA</text:p>
      <text:p text:style-name="P6"/>
      <text:p text:style-name="P6">FIEL (<text:span text:style-name="T1">id</text:span><text:span text:style-name="T6">, comunidade_fk, pastoral[R], turmaCatequese</text:span><text:span text:style-name="T7">_fk</text:span><text:span text:style-name="T6">, pessoa_fk</text:span>)</text:p>
      <text:p text:style-name="P6">comunidade_fk referencia COMUNIDADE</text:p>
      <text:p text:style-name="P6">pessoa_fk referencia PESSOA</text:p>
      <text:p text:style-name="P7">turma_catequese_fk referencia TURMA<text:span text:style-name="T9">_</text:span>CATEQUESE</text:p>
      <text:p text:style-name="P6"/>
      <text:p text:style-name="P2"/>
      <text:p text:style-name="P2"><text:span text:style-name="T4">DIZIMO</text:span> (<text:span text:style-name="T1">id</text:span>, valor, data, comunidade<text:span text:style-name="T4">_fk</text:span>)</text:p>
      <text:p text:style-name="P3">comunidade_fk referencia COMUNIDADE</text:p>
      <text:p text:style-name="P2"/>
      <text:p text:style-name="P2"><text:span text:style-name="T5">COMUNIDADE</text:span> (<text:span text:style-name="T1">id</text:span>, localizacao, nome, padroeiro, dataFundacao)</text:p>
      <text:p text:style-name="P2"/>
      <text:p text:style-name="P2"/>
      <text:p text:style-name="P2"/>
      <text:p text:style-name="P2"><text:span text:style-name="T8">PASTORAL</text:span> (<text:span text:style-name="T1">id</text:span>, nome, coordenador<text:span text:style-name="T8">_fk</text:span>)</text:p>
      <text:p text:style-name="P7">coordenador_fk referencia FIEL</text:p>
      <text:p text:style-name="P2"/>
      <text:p text:style-name="P7">FIEL_PARTICIPA_PASTORAL (<text:span text:style-name="T1">pastoral_fk</text:span>, <text:span text:style-name="T1">fiel_fk</text:span>)</text:p>
      <text:p text:style-name="P7">pastoral_fk referencia PASTORAL</text:p>
      <text:p text:style-name="P7">fiel_fk referencia FIEL</text:p>
      <text:p text:style-name="P2"/>
      <text:p text:style-name="P2"><text:span text:style-name="T5">TURMA</text:span><text:span text:style-name="T9">_</text:span><text:span text:style-name="T5">CATEQUESE</text:span> (<text:span text:style-name="T1">id</text:span>, padroeiro, comunidade<text:span text:style-name="T5">_fk</text:span>, catequista<text:span text:style-name="T8">_fk</text:span>)</text:p>
      <text:p text:style-name="P4">comunidade_fk referencia COMUNIDADE</text:p>
      <text:p text:style-name="P7">catequista_fk referencia FIEL</text:p>
      <text:p text:style-name="P7"/>
      <text:p text:style-name="P2"/>
      <text:p text:style-name="P2"/>
      <text:p text:style-name="P2"><text:span text:style-name="T5">IGREJA </text:span>(<text:span text:style-name="T1">id</text:span>, nome, comunidade<text:span text:style-name="T5">_fk</text:span>, padroeiro, endereco, dataErecaoCanonica, ehMatriz)</text:p>
      <text:p text:style-name="P4"><text:soft-page-break/>comunidade_fk referencia COMUNIDADE</text:p>
      <text:p text:style-name="P2"/>
      <text:p text:style-name="P2"/>
      <text:p text:style-name="P2"/>
      <text:p text:style-name="P2"><text:span text:style-name="T13">MISSA</text:span> (<text:span text:style-name="T12">id</text:span>, nome, categLit, ofertas, data, celebrantePrincipal[R], concelebrantes[R], igrej<text:span text:style-name="T5">a_fk</text:span>, batismos[R])</text:p>
      <text:p text:style-name="P6">igreja_fk referencia IGREJA</text:p>
      <text:p text:style-name="P2"/>
      <text:p text:style-name="P5"><text:span text:style-name="T5">BATISMO</text:span> (id, data, sacerdote<text:span text:style-name="T2">Celebrante</text:span><text:span text:style-name="T3">[R]</text:span>, <text:span text:style-name="T2">batizado</text:span><text:span text:style-name="T3">[R]</text:span><text:span text:style-name="T2">, igreja</text:span><text:span text:style-name="T5">_fk</text:span><text:span text:style-name="T2">, missa</text:span><text:span text:style-name="T3">[R]</text:span><text:span text:style-name="T2">, padrinhos</text:span><text:span text:style-name="T3">[R]</text:span>)</text:p>
      <text:p text:style-name="P6">igreja_fk referencia IGREJA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4T15:44:43.566000000</meta:creation-date>
    <dc:date>2025-02-14T18:59:33.114000000</dc:date>
    <meta:editing-duration>PT58M39S</meta:editing-duration>
    <meta:editing-cycles>9</meta:editing-cycles>
    <meta:generator>LibreOffice/7.5.7.1$Windows_x86 LibreOffice_project/47eb0cf7efbacdee9b19ae25d6752381ede23126</meta:generator>
    <meta:document-statistic meta:table-count="0" meta:image-count="0" meta:object-count="0" meta:page-count="2" meta:paragraph-count="27" meta:word-count="122" meta:character-count="1231" meta:non-whitespace-character-count="1136"/>
  </office:meta>
</office:document-meta>
</file>